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4fd4" officeooo:paragraph-rsid="00114fd4"/>
    </style:style>
    <style:style style:name="P2" style:family="paragraph" style:parent-style-name="Standard">
      <style:text-properties officeooo:rsid="00114fd4" officeooo:paragraph-rsid="0013224b"/>
    </style:style>
    <style:style style:name="P3" style:family="paragraph" style:parent-style-name="Standard">
      <style:text-properties officeooo:rsid="0012277d" officeooo:paragraph-rsid="00114fd4"/>
    </style:style>
    <style:style style:name="P4" style:family="paragraph" style:parent-style-name="Standard">
      <style:text-properties officeooo:rsid="0012277d" officeooo:paragraph-rsid="0013224b"/>
    </style:style>
    <style:style style:name="P5" style:family="paragraph" style:parent-style-name="Standard">
      <style:text-properties officeooo:rsid="0013224b" officeooo:paragraph-rsid="0013224b"/>
    </style:style>
    <style:style style:name="P6" style:family="paragraph" style:parent-style-name="Standard">
      <style:text-properties officeooo:rsid="0013224b" officeooo:paragraph-rsid="0015b8ad"/>
    </style:style>
    <style:style style:name="P7" style:family="paragraph" style:parent-style-name="Standard">
      <style:text-properties officeooo:rsid="0013d01b" officeooo:paragraph-rsid="0015b8ad"/>
    </style:style>
    <style:style style:name="P8" style:family="paragraph" style:parent-style-name="Standard">
      <style:text-properties officeooo:rsid="0013d01b" officeooo:paragraph-rsid="001b57db"/>
    </style:style>
    <style:style style:name="P9" style:family="paragraph" style:parent-style-name="Standard">
      <style:text-properties officeooo:paragraph-rsid="0013d01b"/>
    </style:style>
    <style:style style:name="P10" style:family="paragraph" style:parent-style-name="Standard">
      <style:text-properties officeooo:paragraph-rsid="0015b8ad"/>
    </style:style>
    <style:style style:name="P11" style:family="paragraph" style:parent-style-name="Standard">
      <style:text-properties officeooo:rsid="0015b8ad" officeooo:paragraph-rsid="0015b8ad"/>
    </style:style>
    <style:style style:name="P12" style:family="paragraph" style:parent-style-name="Text_20_body">
      <style:paragraph-properties fo:margin-left="0in" fo:margin-right="0in" fo:text-indent="0in" style:auto-text-indent="false"/>
    </style:style>
    <style:style style:name="P13" style:family="paragraph" style:parent-style-name="Standard">
      <style:text-properties officeooo:rsid="0018f80b" officeooo:paragraph-rsid="0018f80b"/>
    </style:style>
    <style:style style:name="P14" style:family="paragraph" style:parent-style-name="Standard">
      <style:text-properties officeooo:rsid="0018f80b" officeooo:paragraph-rsid="001ce373"/>
    </style:style>
    <style:style style:name="P15" style:family="paragraph" style:parent-style-name="Standard">
      <style:text-properties officeooo:rsid="0019c520" officeooo:paragraph-rsid="0019c520"/>
    </style:style>
    <style:style style:name="P16" style:family="paragraph" style:parent-style-name="Standard">
      <style:text-properties officeooo:rsid="001da06c" officeooo:paragraph-rsid="001da06c"/>
    </style:style>
    <style:style style:name="P17" style:family="paragraph" style:parent-style-name="Standard">
      <style:text-properties officeooo:rsid="001f950d" officeooo:paragraph-rsid="001f950d"/>
    </style:style>
    <style:style style:name="P18" style:family="paragraph" style:parent-style-name="Standard">
      <style:paragraph-properties fo:text-align="center" style:justify-single-word="false"/>
      <style:text-properties fo:language="de" fo:country="DE" officeooo:rsid="002071fa" officeooo:paragraph-rsid="002071fa"/>
    </style:style>
    <style:style style:name="P19" style:family="paragraph" style:parent-style-name="Standard">
      <style:paragraph-properties fo:text-align="center" style:justify-single-word="false"/>
      <style:text-properties fo:language="de" fo:country="DE" officeooo:rsid="002259ce" officeooo:paragraph-rsid="002259ce"/>
    </style:style>
    <style:style style:name="P20" style:family="paragraph" style:parent-style-name="Standard">
      <style:text-properties fo:language="de" fo:country="DE" officeooo:rsid="0027fb99" officeooo:paragraph-rsid="0027fb99"/>
    </style:style>
    <style:style style:name="P21" style:family="paragraph" style:parent-style-name="Standard">
      <style:text-properties fo:language="de" fo:country="DE" officeooo:rsid="00299e72" officeooo:paragraph-rsid="00299e72"/>
    </style:style>
    <style:style style:name="P22" style:family="paragraph" style:parent-style-name="Standard">
      <style:text-properties fo:language="de" fo:country="DE" officeooo:rsid="00299e72" officeooo:paragraph-rsid="002a6d6c"/>
    </style:style>
    <style:style style:name="P23" style:family="paragraph" style:parent-style-name="Standard">
      <style:text-properties fo:language="de" fo:country="DE" officeooo:rsid="002a6d6c" officeooo:paragraph-rsid="002a6d6c"/>
    </style:style>
    <style:style style:name="P24" style:family="paragraph" style:parent-style-name="Standard">
      <style:text-properties fo:language="de" fo:country="DE" officeooo:rsid="002a6d6c" officeooo:paragraph-rsid="002d368b"/>
    </style:style>
    <style:style style:name="P25" style:family="paragraph" style:parent-style-name="Standard">
      <style:text-properties fo:language="de" fo:country="DE" officeooo:rsid="002bb73d" officeooo:paragraph-rsid="002bb73d"/>
    </style:style>
    <style:style style:name="T1" style:family="text">
      <style:text-properties officeooo:rsid="0012277d"/>
    </style:style>
    <style:style style:name="T2" style:family="text">
      <style:text-properties officeooo:rsid="0013224b"/>
    </style:style>
    <style:style style:name="T3" style:family="text">
      <style:text-properties officeooo:rsid="00114fd4"/>
    </style:style>
    <style:style style:name="T4" style:family="text">
      <style:text-properties officeooo:rsid="0013d01b"/>
    </style:style>
    <style:style style:name="T5" style:family="text">
      <style:text-properties officeooo:rsid="0015b8ad"/>
    </style:style>
    <style:style style:name="T6" style:family="text">
      <style:text-properties officeooo:rsid="0018f80b"/>
    </style:style>
    <style:style style:name="T7" style:family="text">
      <style:text-properties officeooo:rsid="001f950d"/>
    </style:style>
    <style:style style:name="T8" style:family="text">
      <style:text-properties officeooo:rsid="00299e72"/>
    </style:style>
    <style:style style:name="T9" style:family="text">
      <style:text-properties officeooo:rsid="002a6d6c"/>
    </style:style>
    <style:style style:name="T10" style:family="text">
      <style:text-properties officeooo:rsid="002bb73d"/>
    </style:style>
    <style:style style:name="T11" style:family="text">
      <style:text-properties officeooo:rsid="002cd36c"/>
    </style:style>
    <style:style style:name="T12" style:family="text">
      <style:text-properties officeooo:rsid="002d368b"/>
    </style:style>
    <style:style style:name="T13" style:family="text">
      <style:text-properties officeooo:rsid="002dd8dd"/>
    </style:style>
    <style:style style:name="T14" style:family="text">
      <style:text-properties officeooo:rsid="00306ea3"/>
    </style:style>
    <style:style style:name="T15" style:family="text">
      <style:text-properties officeooo:rsid="0031a6f6"/>
    </style:style>
    <style:style style:name="T16" style:family="text">
      <style:text-properties officeooo:rsid="00320550"/>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CTION VIDEO:</text:p>
      <text:p text:style-name="P21">Willkommen zu unseren Actionvideo <text:span text:style-name="T14">über unser Spiel The Seer</text:span>. Bevor Sie aber dieses Video anschauen, sollten Sie das Spiel schon einmal durchgespielt haben, sodass alles was ich hier sage Sinn macht und sodass Sie nicht das Spiel für sich selber <text:span text:style-name="T11">spoilern</text:span>. </text:p>
      <text:p text:style-name="P21">Zuallererst, fast alles vom Code ist selber gemacht worden. Die einzigen Ausnahmen sind <text:span text:style-name="T14">die</text:span> Lautstärke Slider im Menu und der Fullscreen Modus. Deshalb wird <text:span text:style-name="T11">fast </text:span>der ganze Code jetzt in diesem Video erklärt. </text:p>
      <text:p text:style-name="P21">Also zuerst mal mit der Struktur: Die verschiedene GameStates verlaufen über 3 while loops, d<text:span text:style-name="T11">ie</text:span> erste ist fürs menu, d<text:span text:style-name="T11">ie</text:span> zweite für das Hauptspiel und der letzte für das jumpscare. Im menu loop werden die Objekte, die ich zeichnen will, in einen Array <text:span text:style-name="T11">gemacht</text:span>, und wenn ich <text:span text:style-name="T11">mit der Maus klicke</text:span> dann wird bei einer match nach den Objekt im Array gesucht und das löst dann den nächsten Schritt aus. Wenn man der Start Knopf <text:span text:style-name="T11">drückt, im match case der 0</text:span>, dann wird <text:span text:style-name="T11">die</text:span> Tutorial <text:span text:style-name="T11">Variable wahr</text:span> und das Papier was das Spiel erklärt wird gezeigt indem der menu array <text:span text:style-name="T11">neu deklariert</text:span> wird. </text:p>
      <text:p text:style-name="P21">Dann läuft es im Hauptspiel weiter und wenn man ganz am Ende ist verläuft der Jumpscare loop, was dann Bilder zeigt, je nach wie weit der SFX am spielen ist. <text:span text:style-name="T11">D</text:span>ie Bilder, die am Anfang flickern, flickern mit der Zeit immer langsamer <text:span text:style-name="T11">mit der delay variable.</text:span></text:p>
      <text:p text:style-name="P21">Der Weg, dass ich das ganze Spiel verdecke und nur ein kleiner Teil zeige verläuft mit <text:span text:style-name="T14">sogenannten</text:span> Masks, nämlich zwischen diesen Bild und was auch immer der andere Mask ist, meistens die Karte und dann kontrolliert das Spiel durch ein overlap_mask was es zeigen sollte. </text:p>
      <text:p text:style-name="P22">Sodass der Spieler im Spiel bewegen kann bin ich durch zwei verschiedene Implementations Arten durchgegangen. <text:span text:style-name="T9">Der erste war das die Wände von d</text:span><text:span text:style-name="T11">er</text:span><text:span text:style-name="T9"> Karte als CollisionRects existieren und Spieler bewegt sich wie in einen TopDown Game. </text:span><text:span text:style-name="T11">Oder ich würde</text:span><text:span text:style-name="T9"> die Karte als einen Grid </text:span><text:span text:style-name="T11">darstellen</text:span><text:span text:style-name="T9"> und über die verschiedene Tiles kann der Spieler sich bewegen. Weil ich keine Lust hatte, mit </text:span><text:span text:style-name="T11">Collision</text:span><text:span text:style-name="T9"> </text:span><text:span text:style-name="T16">zu arbeiten und die Bewegung umändern je nach Bildschirm gröös</text:span><text:span text:style-name="T9"> habe ich mich für die letztere entschieden.</text:span></text:p>
      <text:p text:style-name="P22"><text:span text:style-name="T9">Also, d</text:span>as <text:span text:style-name="T9">hier</text:span> ist der Map Layout und all diese Zahlen erklären, wo der Spieler sich bewegen kann, ob der Spieler einen Ort untersuchen kann oder ob <text:span text:style-name="T11">der Spieler in</text:span> ein<text:span text:style-name="T15">e</text:span> Wand <text:span text:style-name="T11">sich bewegt</text:span>. <text:span text:style-name="T11">Die </text:span><text:span text:style-name="T9">Haupt Logik hinter dem ist </text:span><text:span text:style-name="T11">dass</text:span><text:span text:style-name="T9"> der Spieler sich auf einer Fläche problemlos bewegen </text:span><text:span text:style-name="T11">kann </text:span><text:span text:style-name="T9">und wenn er auf eine Fläche trifft, die </text:span><text:span text:style-name="T11">um </text:span><text:span text:style-name="T9">eins grösser oder kleiner ist als die Fläche aufdem er steht, kann er sich bewegen. </text:span><text:span text:style-name="T11">W</text:span><text:span text:style-name="T9">enn dies passiert ist er durch eine Tür gegangen </text:span><text:span text:style-name="T11">in der Logik</text:span><text:span text:style-name="T9">. Um dann Räume zugänglich zu machen nachdem der Spieler dann Schlüssel gefunden hat kann ich dann einfach die Nummern ändern sodass der Spieler </text:span><text:span text:style-name="T15">sich </text:span><text:span text:style-name="T9">dorthin bewegen kann. Dies funktioniert ziemlich gut aber es gibt leichte Probleme bei manche Orte, wo der Spieler einfach hindurchlaufen kann, zum Beispiel bei diese Räume hier oben. Darum gibt es die Check Funktionen die bei Inputs von </text:span><text:span text:style-name="T15">die </text:span><text:span text:style-name="T9">WASD </text:span><text:span text:style-name="T15">Tasten </text:span><text:span text:style-name="T9">durchgegangen werden und entscheiden, wo der Spieler gehen kann. </text:span></text:p>
      <text:p text:style-name="P23"><text:span text:style-name="T12">Letztlich</text:span> gibt es noch die Untersuchungs Orte und dann gibt es alle <text:span text:style-name="T12">Funktionen</text:span> im Spiel. Dies<text:span text:style-name="T15">e</text:span> verläuf<text:span text:style-name="T15">en</text:span> über Classen und die InvestigateArea Class zeigt <text:span text:style-name="T12">die</text:span> Anzeiger auf d<text:span text:style-name="T12">er</text:span> Karte und ob man einen Ort untersucht hat oder nicht. Wenn man <text:span text:style-name="T12">bei </text:span><text:span text:style-name="T15">einen</text:span><text:span text:style-name="T12"> Ort ist und </text:span>de<text:span text:style-name="T15">r</text:span> Ort nicht untersucht hat <text:span text:style-name="T12">und </text:span><text:span text:style-name="T15">die Taste </text:span><text:span text:style-name="T12">E drückt</text:span>, dann kann man so viele RandomObject Classen kreeiren je nach wie viele SFX es <text:span text:style-name="T12">für de</text:span><text:span text:style-name="T15">n</text:span><text:span text:style-name="T12"> Ort </text:span><text:span text:style-name="T15">gibt</text:span>. Diese kriegen unterschiedlich grosse ColliderRects und werden an zufällige Orte auf dem Bildschirm pla<text:span text:style-name="T12">t</text:span>ziert. <text:span text:style-name="T12">D</text:span>ie<text:span text:style-name="T12">se spielen</text:span> dann ein SFX wenn der Mauszeiger sie berüh<text:span text:style-name="T12">r</text:span>t. Eine von diesen ist der, der die Untersuchung beendet und diese muss man zweimal berühren, um die Untersuchung zu beenden, weil sonst wenn man <text:span text:style-name="T12">es </text:span>zufällig ganz am Anfang berührt <text:span text:style-name="T12">dann beendet die Untersuchung sehr plötzlich und das fanden wir komisch.</text:span></text:p>
      <text:p text:style-name="P24">So ist eigentlich alles gut und das Spiel funktioniert <text:span text:style-name="T15">problemlos</text:span><text:span text:style-name="T12"> </text:span>aber die SFX waren nicht <text:span text:style-name="T12">da</text:span> und für ein Horror Spiel <text:span text:style-name="T12">bedeuten</text:span> SFX eigentlich alles. <text:span text:style-name="T15">Das verwandelt ein sehr langweiliges walking simulator in ein spannendes und gruseliges Erlebnis.</text:span> <text:span text:style-name="T12">Um diese zu implementieren</text:span> kam<text:span text:style-name="T12">en jedoch</text:span> grosse Probleme <text:span text:style-name="T15">zustande</text:span>, weil die Map Layout nicht genug Infos gab <text:span text:style-name="T12">und falsche SFX wurden gespielt. Darum</text:span> musste <text:span text:style-name="T12">ich</text:span> ein Door Layout und ein Floor Layout machen und extra Funktionen und Logiken machen um richtige SFX zu spielen. <text:span text:style-name="T10">Alle SFX verläufen über arrays </text:span><text:span text:style-name="T12">und diese arrays</text:span><text:span text:style-name="T10"> kriegen die SFX durch ein</text:span><text:span text:style-name="T12">e</text:span><text:span text:style-name="T10"> Durchsuchung der Files, weil sonst musste ich 150 mal sfx = pygame.mixer.sound schreiben und das wäre ziemlich </text:span><text:span text:style-name="T15">unübersichtlich</text:span><text:span text:style-name="T10">. Auch weil wir noch sehr </text:span><text:soft-page-break/><text:span text:style-name="T10">viele SFX übrig hatten habe ich eine Funktion gemacht, </text:span><text:span text:style-name="T15">das</text:span><text:span text:style-name="T10"> einen zufälligen </text:span><text:span text:style-name="T12">gruseligen</text:span><text:span text:style-name="T10"> SFX spielt nach einer zufälligen Zeit </text:span><text:span text:style-name="T14">einfach um den Spieler ein bisschen Sorgen zu bereiten. Sonst haben sie keinen Zweck.</text:span><text:span text:style-name="T10"> Auch bei manche Objekte wie z.B. der Brunnen oder der Lift musste ich selber Positionsaudio machen mithilfe von dieser Funktion.</text:span></text:p>
      <text:p text:style-name="P25">Und das ist so ziemlich alles relativ grob erklärt. Es hat uns richtig Spass gemacht dieses Spiel zu machen und wir sind ziemlich stolz darauf aber es gibt noch einige Sachen die mich noch ein bisschen nerven als Visionär vom Spiel. Nämlich ich finde das Spiel ist ziemlich kurz geworden und irgendwie habe ich das Gefühl das die Erarbeitung von Spannung nicht unbedingt so gut ist. Ich finde auch die SFX für Sachen wie z.B. laufen sollten mehr <text:span text:style-name="T12">variiert</text:span> sein weil wies jetzt steht spielt genau der gleiche Ton jedes Mal und das kann nervig werden. Auch kann man manchmal bei der Untersuchung einfach nicht das richtige Objekt finden und <text:span text:style-name="T12">man muss sehr lange mit der Maus umkreisen, bis man </text:span><text:span text:style-name="T14">es </text:span><text:span text:style-name="T12">endlich gefunden hat und ja, </text:span>all <text:span text:style-name="T12">die</text:span> Spannung wird <text:span text:style-name="T12">einfach </text:span>verloren. Und wenn man jetzt vom Code redet dann… na ja es gibt definit<text:span text:style-name="T12">i</text:span>v bessere und einfachere Wege diese Sachen zu machen und vieles könnte vereinfacht werden. <text:span text:style-name="T12">I</text:span>m Nachhinein wäre es <text:span text:style-name="T12">sogar</text:span> vielleicht besser nicht mit einer Grid System zu arbeiten <text:span text:style-name="T12">sondern mit Collision</text:span>. Es hat auch sehr viel länger gebraucht als <text:span text:style-name="T12">wir</text:span> gedacht habe<text:span text:style-name="T12">n</text:span> aber so ist das halt meistens mit Videospiele. <text:span text:style-name="T13">Aber ja. </text:span><text:span text:style-name="T14">Sonst finde ich ist das Spiel relativ gut geworden und als ein erstes Horrorspiel und auch erstes pygame Projekt finde ich es ein guter Startpunkt für mich als Gamedev und die SFX und voicelines sind ziemlich gut herausgekommen finden wir. Ob das Spiel wirklich Angst </text:span><text:span text:style-name="T15">gemacht hat</text:span><text:span text:style-name="T14"> werden wir wohl sehen. Falls Sie noch zusätzlich die Hauptinspiration von diesem Spiel spielen wollen können Sie sich Iron Lung von David Szmanski anschauen. Unser Spiel ist ziemlich ähnlich und Iron Lung ist eigentlich <text:s/>unser Spiel aber besser.</text:span></text:p>
      <text:p text:style-name="P25">Danke fürs Zuschauen und Spielen Like and subscribe wie kann ich das beenden ähh</text:p>
      <text:p text:style-name="P25"/>
      <text:p text:style-name="P20">Explain <text:span text:style-name="T8">Structure of code</text:span></text:p>
      <text:p text:style-name="P21">Explain Masks</text:p>
      <text:p text:style-name="P21">Explain Map and navigation + hardships</text:p>
      <text:p text:style-name="P21">Explain Investigation</text:p>
      <text:p text:style-name="P21">Explain SFX</text:p>
      <text:p text:style-name="P1"/>
      <text:p text:style-name="P1"/>
      <text:p text:style-name="P1">Walk from locked outside door to receptionist area → ring bell, locked up (the seer just killed a dude and is getting away from the area which you can hear nearby)</text:p>
      <text:p text:style-name="P1">→ <text:span text:style-name="T4">Due to unexpected circumstances the Mental Rehabilitation Institute is closed until further notice.</text:span></text:p>
      <text:p text:style-name="P3"/>
      <text:p text:style-name="P5">Enter <text:span text:style-name="T4">kitchen</text:span> → <text:span text:style-name="T4">pots clanging, get keycard</text:span></text:p>
      <text:p text:style-name="P5"/>
      <text:p text:style-name="P1">Garden with fountain in middle → make picture and wet hands (can clean), <text:span text:style-name="T4">fountain with initials of institute </text:span></text:p>
      <text:p text:style-name="P1"/>
      <text:p text:style-name="P1">Enter receptionist area, <text:span text:style-name="T2">locked door, open door with key → dead body and flies open up big security system, </text:span><text:span text:style-name="T4">get keycard with name and face</text:span></text:p>
      <text:p text:style-name="P1"/>
      <text:p text:style-name="P4">Enter locked room → hear person but it’s just a recording, <text:span text:style-name="T2">get key for operation room</text:span></text:p>
      <text:p text:style-name="P4">→ <text:span text:style-name="T4">Hello? Hello! Does this thing even work? Ahem… Log number 1. I’m currently in the OP room and the experiment on Mr. [REDACTED] seems to have worked so far. As his blindness </text:span><text:span text:style-name="T6">was a trauma-trigger for him</text:span><text:span text:style-name="T4"> </text:span><text:span text:style-name="T6">and led to severe anxiety attacks</text:span><text:span text:style-name="T4">, this operation has removed the part in his brain responsible for sight, so that his sense </text:span><text:span text:style-name="T6">of sight </text:span><text:span text:style-name="T4">wont be triggered by his brain. Hopefully this </text:span><text:span text:style-name="T6">solves the</text:span><text:span text:style-name="T4"> problem and uh… </text:span><text:span text:style-name="T5">wait a colleague is calling me… what’s the matter? U</text:span><text:span text:style-name="T6">h...</text:span><text:span text:style-name="T5"> log over.</text:span></text:p>
      <text:p text:style-name="P4"/>
      <text:p text:style-name="P1"><text:soft-page-break/>Trip down stairs, <text:span text:style-name="T1">lose map, get map back by investigating,</text:span> in operation room, knock over glasses, spin operating table/chair, walk back up</text:p>
      <text:p text:style-name="P1"/>
      <text:p text:style-name="P8">I'm down here naked<text:line-break/>There's a hole in my chest<text:line-break/>Both my arms are broken<text:line-break/>Pointing east to west</text:p>
      <text:p text:style-name="P1"/>
      <text:p text:style-name="P6">Enter room, can’t leave room <text:span text:style-name="T3">→ shows decals on walls as well as skeleton </text:span></text:p>
      <text:p text:style-name="P7">→ I see it all, I see it all, I see it al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Enter 3 rooms each with note</text:p>
      <text:p text:style-name="P9"/>
      <text:p text:style-name="P9"/>
      <text:p text:style-name="P9">Your life pours into my mouth<text:line-break/>My light pours out of my mouth<text:line-break/>My life pours into your mouth<text:line-break/>Your light pours into my mouth</text:p>
      <text:p text:style-name="P9"/>
      <text:p text:style-name="P9"/>
      <text:p text:style-name="P11">Your light is in my hand</text:p>
      <text:p text:style-name="P11">Your mind is in my eye</text:p>
      <text:p text:style-name="P11">Your eye is in my mind</text:p>
      <text:p text:style-name="P11">Your eye is in my eye</text:p>
      <text:p text:style-name="P11"/>
      <text:p text:style-name="P11"/>
      <text:p text:style-name="P10"><draw:frame draw:style-name="fr1" draw:name="Frame1" text:anchor-type="char" svg:width="0.0161in" draw:z-index="0"><draw:text-box fo:min-height="0.0161in"><text:p text:style-name="P12"/></draw:text-box></draw:frame><draw:frame draw:style-name="fr1" draw:name="Frame2" text:anchor-type="char" svg:width="0.0161in" draw:z-index="1"><draw:text-box fo:min-height="0.0161in"><text:p text:style-name="P12"/></draw:text-box></draw:frame><draw:frame draw:style-name="fr1" draw:name="Frame3" text:anchor-type="char" svg:width="0.0161in" draw:z-index="2"><draw:text-box fo:min-height="0.0161in"><text:p text:style-name="P12"/></draw:text-box></draw:frame><text:span text:style-name="T5">There's some tangled dirty twine<text:line-break/>In some idiot's clouded mind<text:line-break/>There's some wires that won't unwind<text:line-break/>Around the ankles of the blind<text:line-break/>There's some walls lined with soft lead<text:line-break/></text:span><text:soft-page-break/><text:span text:style-name="T5">And in that room is your bed<text:line-break/>Is that really you?</text:span></text:p>
      <text:p text:style-name="P11"/>
      <text:p text:style-name="P1">Enter room → hear growling, take note, want to make picture, jumpsca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just in general ambiance</text:p>
      <text:p text:style-name="P16">More sudden noises</text:p>
      <text:p text:style-name="P15">map rustling</text:p>
      <text:p text:style-name="P15">photograph sound</text:p>
      <text:p text:style-name="P13">Reception: bell, bars, cup with pencils, <text:s/>plastic sign</text:p>
      <text:p text:style-name="P16">Guy being killed in other room <text:span text:style-name="T7">+ slight breathing</text:span></text:p>
      <text:p text:style-name="P17">heart beat and breathing player</text:p>
      <text:p text:style-name="P17">falling down stairs and losing map</text:p>
      <text:p text:style-name="P15">Last room: breathing, scratching, snarling, silence</text:p>
      <text:p text:style-name="P15"/>
      <text:p text:style-name="P14"/>
      <text:p text:style-name="P14"/>
      <text:p text:style-name="P14"/>
      <text:p text:style-name="P14"/>
      <text:p text:style-name="P14"/>
      <text:p text:style-name="P14"/>
      <text:p text:style-name="P14"/>
      <text:p text:style-name="P18"><text:bookmark-start text:name="__DdeLink__330_2166407882"/>Thank you Ray Hunter for volunteering for our cause.</text:p>
      <text:p text:style-name="P18">People like you improve the life of others.</text:p>
      <text:p text:style-name="P18"/>
      <text:p text:style-name="P18">Your task is to gather information so that we can figure out our next steps.</text:p>
      <text:p text:style-name="P18">We’ve given you a map written in braille.</text:p>
      <text:p text:style-name="P18">You must make pictures at the points of interest marked with red.</text:p>
      <text:p text:style-name="P18">Do this by pressing the E key on your device.</text:p>
      <text:p text:style-name="P18"/>
      <text:p text:style-name="P18">If you ever get scared know this:</text:p>
      <text:p text:style-name="P18">THE PATIENT CAN ONLY SEE THROUGH THE SIGHT OF OTHERS</text:p>
      <text:p text:style-name="P18">YOUR BLINDNESS PREVENTS THIS WHICH MEANS:</text:p>
      <text:p text:style-name="P18"/>
      <text:p text:style-name="P18">YOU ARE SAFE</text:p>
      <text:p text:style-name="P18"/>
      <text:p text:style-name="P18">By helping us you are helping those who have suffered.</text:p>
      <text:p text:style-name="P18"/>
      <text:p text:style-name="P18">We fight for a better world free of fear.</text:p>
      <text:p text:style-name="P18"/>
      <text:p text:style-name="P19">The</text:p>
      <text:p text:style-name="P18"><text:soft-page-break/><text:s/>Mental Health Rehabilitation Institute</text:p>
      <text:p text:style-name="P18">(MHRI)</text:p>
      <text:p text:style-name="P18">thanks You.<text:bookmark-end text:name="__DdeLink__330_2166407882"/></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2:06:07.825005132</meta:creation-date>
    <dc:date>2025-05-05T17:07:12.012963496</dc:date>
    <meta:editing-duration>P1DT7H15M13S</meta:editing-duration>
    <meta:editing-cycles>20</meta:editing-cycles>
    <meta:generator>LibreOffice/24.2.7.2$Linux_X86_64 LibreOffice_project/420$Build-2</meta:generator>
    <meta:document-statistic meta:table-count="0" meta:image-count="0" meta:object-count="0" meta:page-count="5" meta:paragraph-count="61" meta:word-count="1662" meta:character-count="9675" meta:non-whitespace-character-count="8064"/>
  </office:meta>
</office:document-meta>
</file>